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line-height="0.423cm"/>
    </style:style>
    <style:style style:name="P2" style:family="paragraph" style:parent-style-name="Standard" style:list-style-name="WWNum4">
      <style:paragraph-properties fo:line-height="0.423cm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name-complex="Calibri1" style:font-size-complex="12pt"/>
    </style:style>
    <style:style style:name="P4" style:family="paragraph" style:parent-style-name="Standard" style:list-style-name="WWNum2"/>
    <style:style style:name="P5" style:family="paragraph" style:parent-style-name="Standard">
      <style:paragraph-properties fo:margin-top="0.423cm" fo:margin-bottom="0.423cm" loext:contextual-spacing="false"/>
    </style:style>
    <style:style style:name="P6" style:family="paragraph" style:parent-style-name="Standard">
      <style:paragraph-properties fo:margin-top="0.423cm" fo:margin-bottom="0.423cm" loext:contextual-spacing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.423cm" fo:margin-bottom="0.423cm" loext:contextual-spacing="false" fo:break-before="page"/>
    </style:style>
    <style:style style:name="P8" style:family="paragraph" style:parent-style-name="Standard" style:master-page-name="Standard">
      <style:paragraph-properties fo:margin-top="0.423cm" fo:margin-bottom="0.423cm" loext:contextual-spacing="false" style:page-number="1"/>
    </style:style>
    <style:style style:name="P9" style:family="paragraph" style:parent-style-name="Standard" style:list-style-name="WWNum1">
      <style:paragraph-properties fo:margin-top="0.423cm" fo:margin-bottom="0cm" loext:contextual-spacing="false" fo:line-height="0.423cm"/>
    </style:style>
    <style:style style:name="P10" style:family="paragraph" style:parent-style-name="Standard" style:list-style-name="WWNum2">
      <style:paragraph-properties fo:margin-top="0.423cm" fo:margin-bottom="0cm" loext:contextual-spacing="false"/>
    </style:style>
    <style:style style:name="P11" style:family="paragraph" style:parent-style-name="Standard" style:list-style-name="WWNum1">
      <style:paragraph-properties fo:margin-top="0cm" fo:margin-bottom="0.212cm" loext:contextual-spacing="false" fo:line-height="0.423cm"/>
    </style:style>
    <style:style style:name="P12" style:family="paragraph" style:parent-style-name="Standard">
      <style:paragraph-properties fo:margin-left="0.635cm" fo:margin-right="0cm" fo:margin-top="0.423cm" fo:margin-bottom="0.423cm" loext:contextual-spacing="false" fo:text-indent="0cm" style:auto-text-indent="false"/>
    </style:style>
    <style:style style:name="P13" style:family="paragraph" style:parent-style-name="Standard" style:list-style-name="WWNum2">
      <style:paragraph-properties fo:margin-top="0cm" fo:margin-bottom="0.423cm" loext:contextual-spacing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List_20_Paragraph" style:list-style-name="WWNum3">
      <style:paragraph-properties fo:margin-top="0.423cm" fo:margin-bottom="0cm" loext:contextual-spacing="true" fo:line-height="0.423cm"/>
    </style:style>
    <style:style style:name="P16" style:family="paragraph" style:parent-style-name="List_20_Paragraph" style:list-style-name="WWNum3">
      <style:paragraph-properties fo:margin-top="0.423cm" fo:margin-bottom="0.423cm" loext:contextual-spacing="true" fo:line-height="0.423cm"/>
    </style:style>
    <style:style style:name="T1" style:family="text">
      <style:text-properties style:font-name="Calibri" fo:font-size="13pt" fo:font-weight="bold" style:font-size-asian="13pt" style:font-weight-asian="bold" style:font-name-complex="Calibri1" style:font-size-complex="13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4" style:family="text">
      <style:text-properties style:font-name="Calibri" fo:font-size="12pt" style:font-size-asian="12pt" style:font-name-complex="Calibri1" style:font-size-complex="12pt"/>
    </style:style>
    <style:style style:name="T5" style:family="text">
      <style:text-properties style:font-name="Calibri" fo:font-size="12pt" fo:font-style="italic" style:font-size-asian="12pt" style:font-style-asian="italic" style:font-name-complex="Calibri1" style:font-size-complex="12pt"/>
    </style:style>
    <style:style style:name="T6" style:family="text">
      <style:text-properties fo:color="#1155cc" style:font-name="Calibri" style:text-underline-style="solid" style:text-underline-width="auto" style:text-underline-color="font-color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eferences:</text:span></text:p>
      <text:list xml:id="list3433393687" text:style-name="WWNum1">
        <text:list-item>
          <text:p text:style-name="P9"><text:span text:style-name="T2">Starbucks Wiki Page: </text:span><text:a xlink:type="simple" xlink:href="https://en.wikipedia.org/wiki/Starbucks" text:style-name="ListLabel_20_31" text:visited-style-name="ListLabel_20_31"><text:span text:style-name="T6">https://en.wikipedia.org/wiki/Starbucks</text:span></text:a><text:span text:style-name="T6"><text:line-break/></text:span></text:p>
        </text:list-item>
        <text:list-item>
          <text:p text:style-name="P1"><text:span text:style-name="T2">Starbucks in India Wiki Page: </text:span><text:a xlink:type="simple" xlink:href="https://en.wikipedia.org/wiki/Tata_Starbucks" text:style-name="ListLabel_20_31" text:visited-style-name="ListLabel_20_31"><text:span text:style-name="T6">https://en.wikipedia.org/wiki/Tata_Starbucks</text:span></text:a><text:span text:style-name="T6"><text:line-break/></text:span></text:p>
        </text:list-item>
        <text:list-item>
          <text:p text:style-name="P11"><text:span text:style-name="T2">Interviews and news articles:<text:tab/></text:span></text:p>
        </text:list-item>
      </text:list>
      <text:list xml:id="list719580953" text:style-name="WWNum4">
        <text:list-item>
          <text:list>
            <text:list-item>
              <text:p text:style-name="P2"><text:a xlink:type="simple" xlink:href="http://everythingexperiential.businessworld.in/article/We-need-to-look-at-marketing-as-an-experience-rather-than-a-transaction-Deepa-Krishnan-Starbucks-India/05-03-2020-185596/" text:style-name="ListLabel_20_32" text:visited-style-name="ListLabel_20_32"><text:span text:style-name="Internet_20_link"><text:span text:style-name="T2">http://everythingexperiential.businessworld.in/article/We-need-to-look-at-marketing-as-an-experience-rather-than-a-transaction-Deepa-Krishnan-Starbucks-India/05-03-2020-185596/</text:span></text:span></text:a><text:span text:style-name="T2"> (March 2020)</text:span></text:p>
            </text:list-item>
            <text:list-item>
              <text:p text:style-name="P2"><text:a xlink:type="simple" xlink:href="https://www.indiatoday.in/education-today/featurephilia/story/meet-starbucks-marketing-brain-growth-india-963235-2017-03-01" text:style-name="ListLabel_20_32" text:visited-style-name="ListLabel_20_32"><text:span text:style-name="Internet_20_link"><text:span text:style-name="T2">https://www.indiatoday.in/education-today/featurephilia/story/meet-starbucks-marketing-brain-growth-india-963235-2017-03-01</text:span></text:span></text:a><text:span text:style-name="T2"> (January 2018)</text:span></text:p>
            </text:list-item>
            <text:list-item>
              <text:p text:style-name="P2"><text:a xlink:type="simple" xlink:href="https://brandequity.economictimes.indiatimes.com/news/marketing/for-starbucks-india-it-is-all-about-creating-the-third-place-experience/56140266" text:style-name="ListLabel_20_32" text:visited-style-name="ListLabel_20_32"><text:span text:style-name="Internet_20_link"><text:span text:style-name="T2">https://brandequity.economictimes.indiatimes.com/news/marketing/for-starbucks-india-it-is-all-about-creating-the-third-place-experience/56140266</text:span></text:span></text:a><text:span text:style-name="T2"> (December 2016)</text:span></text:p>
            </text:list-item>
          </text:list>
        </text:list-item>
      </text:list>
      <text:list xml:id="list113639567463024" text:continue-list="list3433393687" text:style-name="WWNum1">
        <text:list-item>
          <text:p text:style-name="P9"><text:a xlink:type="simple" xlink:href="https://stories.starbucks.com/stories/2012/starbucks-announces-beverage-innovation-using-green-coffee-extract-with-sta/" text:style-name="ListLabel_20_31" text:visited-style-name="ListLabel_20_31"><text:span text:style-name="T6">https://stories.starbucks.com/stories/2012/starbucks-announces-beverage-innovation-using-green-coffee-extract-with-sta/</text:span></text:a><text:span text:style-name="T6"><text:line-break/></text:span></text:p>
        </text:list-item>
        <text:list-item>
          <text:p text:style-name="P1"><text:span text:style-name="T2">Starbucks India menu (without prices): </text:span><text:a xlink:type="simple" xlink:href="https://www.starbucks.in/menu-list" text:style-name="ListLabel_20_31" text:visited-style-name="ListLabel_20_31"><text:span text:style-name="T6">https://www.starbucks.in/menu-list</text:span></text:a><text:span text:style-name="T6"><text:line-break/></text:span></text:p>
        </text:list-item>
        <text:list-item>
          <text:p text:style-name="P1"><text:span text:style-name="T2">Starbucks CP, New Delhi menu: </text:span><text:a xlink:type="simple" xlink:href="https://magicpin.in/New-Delhi/Connaught-Place-(Cp)/Restaurant/Starbucks/store/1217/menu/" text:style-name="ListLabel_20_31" text:visited-style-name="ListLabel_20_31"><text:span text:style-name="T6">https://magicpin.in/New-Delhi/Connaught-Place-(Cp)/Restaurant/Starbucks/store/1217/menu/</text:span></text:a><text:span text:style-name="T6"><text:line-break/></text:span></text:p>
        </text:list-item>
        <text:list-item>
          <text:p text:style-name="P1"><text:span text:style-name="T2">Starbucks Corporation’s Marketing Mix (4Ps) Analysis (2019): </text:span><text:a xlink:type="simple" xlink:href="http://panmore.com/starbucks-coffee-marketing-mix-4ps-analysis" text:style-name="ListLabel_20_31" text:visited-style-name="ListLabel_20_31"><text:span text:style-name="T6">http://panmore.com/starbucks-coffee-marketing-mix-4ps-analysis</text:span></text:a><text:span text:style-name="T6"><text:line-break/></text:span></text:p>
        </text:list-item>
        <text:list-item>
          <text:p text:style-name="P1"><text:span text:style-name="T2">Starbucks India Marketing Strategy (2016): </text:span><text:a xlink:type="simple" xlink:href="https://www.slideshare.net/Rjrockzcool/starbucks-india-marketing-strategy" text:style-name="ListLabel_20_32" text:visited-style-name="ListLabel_20_32"><text:span text:style-name="Internet_20_link"><text:span text:style-name="T2">https://www.slideshare.net/Rjrockzcool/starbucks-india-marketing-strategy</text:span></text:span></text:a><text:span text:style-name="T2"> <text:line-break/></text:span></text:p>
        </text:list-item>
        <text:list-item>
          <text:p text:style-name="P1"><text:span text:style-name="T2">Entry of Starbucks in Indian Market (2016): </text:span><text:a xlink:type="simple" xlink:href="https://www.researchgate.net/publication/316600552_Case_Study-_Entry_of_Starbucks_in_Indian_Market" text:style-name="ListLabel_20_32" text:visited-style-name="ListLabel_20_32"><text:span text:style-name="Internet_20_link"><text:span text:style-name="T2">https://www.researchgate.net/publication/316600552_Case_Study-_Entry_of_Starbucks_in_Indian_Market</text:span></text:span></text:a><text:span text:style-name="T6"><text:line-break/></text:span></text:p>
        </text:list-item>
        <text:list-item>
          <text:p text:style-name="P1"><text:span text:style-name="T2">Starbucks Marketing Analysis (2015): </text:span><text:a xlink:type="simple" xlink:href="https://www.semanticscholar.org/paper/Starbucks-Marketing-Analysis-Katerina/1d21b5743764f3196cddcb95925059695dad6eeb" text:style-name="ListLabel_20_32" text:visited-style-name="ListLabel_20_32"><text:span text:style-name="Internet_20_link"><text:span text:style-name="T2">https://www.semanticscholar.org/paper/Starbucks-Marketing-Analysis-Katerina/1d21b5743764f3196cddcb95925059695dad6eeb</text:span></text:span></text:a><text:span text:style-name="T6"><text:line-break/></text:span></text:p>
        </text:list-item>
        <text:list-item>
          <text:p text:style-name="P1"><text:span text:style-name="T2">Strategic Marketing: A Case Study of Starbucks (2015): </text:span><text:a xlink:type="simple" xlink:href="https://www.slideshare.net/YeeJieNg/bumkt6923grouppresentation" text:style-name="ListLabel_20_32" text:visited-style-name="ListLabel_20_32"><text:span text:style-name="Internet_20_link"><text:span text:style-name="T2">https://www.slideshare.net/YeeJieNg/bumkt6923grouppresentation</text:span></text:span></text:a><text:span text:style-name="T6"><text:line-break/></text:span></text:p>
        </text:list-item>
        <text:list-item>
          <text:p text:style-name="P1"><text:span text:style-name="T2">Strategic Analysis of Starbucks Corporation (2014): </text:span><text:a xlink:type="simple" xlink:href="https://scholar.harvard.edu/files/nithingeereddy/files/starbucks_case_analysis.pdf" text:style-name="ListLabel_20_32" text:visited-style-name="ListLabel_20_32"><text:span text:style-name="Internet_20_link"><text:span text:style-name="T2">https://scholar.harvard.edu/files/nithingeereddy/files/starbucks_case_analysis.pdf</text:span></text:span></text:a><text:span text:style-name="T6"><text:line-break/></text:span></text:p>
        </text:list-item>
        <text:list-item>
          <text:p text:style-name="P1"><text:span text:style-name="T2">Other links:</text:span></text:p>
        </text:list-item>
      </text:list>
      <text:list xml:id="list3749009778" text:style-name="WWNum3">
        <text:list-item>
          <text:p text:style-name="P15"><text:a xlink:type="simple" xlink:href="http://science.knote.com/2014/10/28/starbucks-productivity-secrets/" text:style-name="ListLabel_20_31" text:visited-style-name="ListLabel_20_31"><text:span text:style-name="T6">http://science.knote.com/2014/10/28/starbucks-productivity-secrets/</text:span></text:a></text:p>
        </text:list-item>
        <text:list-item>
          <text:p text:style-name="P16"><text:a xlink:type="simple" xlink:href="http://panmore.com/starbucks-coffee-operations-management-10-decisions-areas-productivity" text:style-name="ListLabel_20_31" text:visited-style-name="ListLabel_20_31"><text:span text:style-name="T6">http://panmore.com/starbucks-coffee-operations-management-10-decisions-areas-productivity</text:span></text:a></text:p>
        </text:list-item>
        <text:list-item>
          <text:p text:style-name="P16"><text:a xlink:type="simple" xlink:href="https://www.businessinsider.in/retail/5-ways-Starbucks-entices-you-to-spend-more-money/articleshow/46239542.cms" text:style-name="ListLabel_20_31" text:visited-style-name="ListLabel_20_31"><text:span text:style-name="T6">https://www.businessinsider.in/retail/5-ways-Starbucks-entices-you-to-spend-more-money/articleshow/46239542.cms</text:span></text:a><text:span text:style-name="T2"> <text:s/></text:span></text:p>
        </text:list-item>
        <text:list-item>
          <text:p text:style-name="P16"><text:a xlink:type="simple" xlink:href="https://www.business-standard.com/article/companies/starbucks-steps-up-its-india-game-116020301281_1.html" text:style-name="ListLabel_20_31" text:visited-style-name="ListLabel_20_31"><text:span text:style-name="T6">https://www.business-standard.com/article/companies/starbucks-steps-up-its-india-game-116020301281_1.html</text:span></text:a></text:p>
        </text:list-item>
      </text:list>
      <text:p text:style-name="P5"><text:soft-page-break/><text:span text:style-name="T3">Questions on Product</text:span></text:p>
      <text:p text:style-name="P12"><text:span text:style-name="T3">Q1:</text:span><text:span text:style-name="T4"> What is the core product of Starbucks?</text:span></text:p>
      <text:p text:style-name="P5"><text:span text:style-name="T3">A1:</text:span><text:span text:style-name="T4"> ------------</text:span></text:p>
      <text:p text:style-name="P12"><text:span text:style-name="T3">Q2:</text:span><text:span text:style-name="T4"> What are the actual and augmented products of Starbucks?</text:span></text:p>
      <text:p text:style-name="P5"><text:span text:style-name="T3">A2:</text:span><text:span text:style-name="T4"> ------------</text:span></text:p>
      <text:p text:style-name="P12"><text:span text:style-name="T3">Q3:</text:span><text:span text:style-name="T4"> What are the various product categories offered by Starbucks?</text:span></text:p>
      <text:p text:style-name="P5"><text:span text:style-name="T3">A3:</text:span><text:span text:style-name="T4"> -------------</text:span></text:p>
      <text:p text:style-name="P12"><text:span text:style-name="T3">Q4:</text:span><text:span text:style-name="T4"> How has Starbucks adapted its product offering to suit the Indian market?</text:span></text:p>
      <text:p text:style-name="P5"><text:span text:style-name="T3">A4:</text:span><text:span text:style-name="T4"> -----------</text:span></text:p>
      <text:p text:style-name="P12"><text:span text:style-name="T3">Q5:</text:span><text:span text:style-name="T4"> How has Starbucks introduced healthy products in its range?</text:span></text:p>
      <text:p text:style-name="P5"><text:span text:style-name="T3">A5:</text:span><text:span text:style-name="T4"> ------------</text:span></text:p>
      <text:p text:style-name="P12"><text:span text:style-name="T3">Q6:</text:span><text:span text:style-name="T4"> Mention an innovation by Starbucks with regard to an existing product.</text:span></text:p>
      <text:p text:style-name="P5"><text:span text:style-name="T3">A6:</text:span><text:span text:style-name="T4"> ---------------</text:span></text:p>
      <text:p text:style-name="P12"><text:span text:style-name="T3">Q7:</text:span><text:span text:style-name="T4"> What are some partnerships that Starbucks has entered, from the point of view of product?</text:span></text:p>
      <text:p text:style-name="P5"><text:span text:style-name="T3">A7:</text:span><text:span text:style-name="T4"> --------------</text:span></text:p>
      <text:p text:style-name="P6"/>
      <text:p text:style-name="P3"/>
      <text:p text:style-name="P7"><text:span text:style-name="T3">Questions on Price</text:span></text:p>
      <text:p text:style-name="P12"><text:span text:style-name="T3">Q1:</text:span><text:span text:style-name="T4"> What is the most expensive coffee that Starbucks in CP sells?</text:span></text:p>
      <text:p text:style-name="P5"><text:span text:style-name="T3">A1:</text:span><text:span text:style-name="T4"> ---------</text:span></text:p>
      <text:p text:style-name="P12"><text:span text:style-name="T3">Q2:</text:span><text:span text:style-name="T4"> <text:s/>What is the least expensive coffee that Starbucks in CP sells?</text:span></text:p>
      <text:p text:style-name="P5"><text:span text:style-name="T3">A2:</text:span><text:span text:style-name="T4"> ------------</text:span></text:p>
      <text:p text:style-name="P12"><text:span text:style-name="T3">Q3:</text:span><text:span text:style-name="T4"> Which of the following pricing strategies does Starbucks follow? Justify your answer.</text:span></text:p>
      <text:list xml:id="list2768518825" text:style-name="WWNum2">
        <text:list-item>
          <text:p text:style-name="P10"><text:span text:style-name="T4">Economy pricing strategy</text:span></text:p>
        </text:list-item>
        <text:list-item>
          <text:p text:style-name="P4"><text:span text:style-name="T4">Penetration pricing strategy</text:span></text:p>
        </text:list-item>
        <text:list-item>
          <text:p text:style-name="P4"><text:span text:style-name="T4">Skimming pricing strategy</text:span></text:p>
        </text:list-item>
        <text:list-item>
          <text:p text:style-name="P13"><text:span text:style-name="T4">Premium pricing strategy</text:span></text:p>
        </text:list-item>
      </text:list>
      <text:p text:style-name="P5"><text:span text:style-name="T3">A3:</text:span><text:span text:style-name="T4"> -------------------------------------------------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7"><text:span text:style-name="T3">Questions on Place</text:span></text:p>
      <text:p text:style-name="P12"><text:span text:style-name="T3">Q1:</text:span><text:span text:style-name="T4"> How many cities in India have at least one Starbucks store?</text:span></text:p>
      <text:p text:style-name="P5"><text:span text:style-name="T3">A1:</text:span><text:span text:style-name="T4"> -----------</text:span></text:p>
      <text:p text:style-name="P12"><text:span text:style-name="T3">Q2:</text:span><text:span text:style-name="T4"> What is the total number of Starbucks stores in India?</text:span></text:p>
      <text:p text:style-name="P5"><text:span text:style-name="T3">A2:</text:span><text:span text:style-name="T4"> -----------</text:span></text:p>
      <text:p text:style-name="P12"><text:span text:style-name="T3">Q3:</text:span><text:span text:style-name="T4"> Which cities in India tend to have a Starbucks store? Why?</text:span></text:p>
      <text:p text:style-name="P5"><text:span text:style-name="T3">A3:</text:span><text:span text:style-name="T4"> ---------------------</text:span></text:p>
      <text:p text:style-name="P12"><text:span text:style-name="T3">Q4:</text:span><text:span text:style-name="T4"> Mention an innovation by Starbucks with regard to its store strategy.</text:span></text:p>
      <text:p text:style-name="P5"><text:span text:style-name="T3">A4:</text:span><text:span text:style-name="T4"> -----------------</text:span></text:p>
      <text:p text:style-name="P12"><text:span text:style-name="T3">Q5:</text:span><text:span text:style-name="T4"> What are some partnerships that Starbucks has entered, from the point of view of the place?</text:span></text:p>
      <text:p text:style-name="P5"><text:span text:style-name="T3">A5:</text:span><text:span text:style-name="T4"> ---------------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7"><text:span text:style-name="T3">Questions on Promotion</text:span></text:p>
      <text:p text:style-name="P12"><text:span text:style-name="T3">Q1:</text:span><text:span text:style-name="T4"> What is the primary means of promotion for Starbucks?</text:span></text:p>
      <text:p text:style-name="P5"><text:span text:style-name="T3">A1:</text:span><text:span text:style-name="T4"> ------------</text:span></text:p>
      <text:p text:style-name="P12"><text:span text:style-name="T3">Q2:</text:span><text:span text:style-name="T4"> How does Starbucks go about executing its primary means of promotion?</text:span></text:p>
      <text:p text:style-name="P5"><text:span text:style-name="T3">A2:</text:span><text:span text:style-name="T4"> -------------------</text:span></text:p>
      <text:p text:style-name="P12"><text:span text:style-name="T3">Q3:</text:span><text:span text:style-name="T4"> What is meant by ‘Third Place’ in the context of the marketing strategy of Starbucks?</text:span></text:p>
      <text:p text:style-name="P5"><text:span text:style-name="T3">A3:</text:span><text:span text:style-name="T4"> -------------------------------</text:span></text:p>
      <text:p text:style-name="P12"><text:span text:style-name="T3">Q4:</text:span><text:span text:style-name="T4"> What is meant by ‘Fourth Place” in the context of the marketing strategy of Starbucks?</text:span></text:p>
      <text:p text:style-name="P5"><text:span text:style-name="T3">A4:</text:span><text:span text:style-name="T4"> -----------------------------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4"><text:span text:style-name="T3">Questions on People</text:span></text:p>
      <text:p text:style-name="P5"><text:span text:style-name="T3">Q1: </text:span><text:span text:style-name="T4">What are the primary target customer segments for Starbucks?</text:span></text:p>
      <text:p text:style-name="P5"><text:span text:style-name="T3">A1:</text:span><text:span text:style-name="T4"> --------------------</text:span></text:p>
      <text:p text:style-name="P12"><text:span text:style-name="T3">Q2:</text:span><text:span text:style-name="T4"> What is the connection between the target customer segments for Starbucks and its choice of price and place?</text:span></text:p>
      <text:p text:style-name="P5"><text:span text:style-name="T3">A2:</text:span><text:span text:style-name="T4"> ------------------------------- </text:span></text:p>
      <text:p text:style-name="P12"><text:span text:style-name="T3">Q3:</text:span><text:span text:style-name="T4"> What are Starbucks employees called?</text:span></text:p>
      <text:p text:style-name="P5"><text:span text:style-name="T3">A3:</text:span><text:span text:style-name="T4"> ----------------------------- </text:span></text:p>
      <text:p text:style-name="P12"><text:span text:style-name="T3">Q4:</text:span><text:span text:style-name="T4"> Mention an innovation by Starbucks with regard to its employee training.</text:span></text:p>
      <text:p text:style-name="P5"><text:span text:style-name="T3">A4:</text:span><text:span text:style-name="T4"> --------------------------------------------------------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<text:span text:style-name="T3">Questions on Physical Evidence</text:span></text:p>
      <text:p text:style-name="P12"><text:span text:style-name="T3">Q1:</text:span><text:span text:style-name="T4"> How does the Starbucks store layout contribute to its marketing strategy?</text:span></text:p>
      <text:p text:style-name="P5"><text:span text:style-name="T3">A1:</text:span><text:span text:style-name="T4"> -------------------</text:span></text:p>
      <text:p text:style-name="P12"><text:span text:style-name="T3">Q2:</text:span><text:span text:style-name="T4"> What is the Starbucks logo? </text:span></text:p>
      <text:p text:style-name="P5"><text:span text:style-name="T3">A2:</text:span><text:span text:style-name="T4"> ------------------</text:span></text:p>
      <text:p text:style-name="P12"><text:span text:style-name="T3">Q3:</text:span><text:span text:style-name="T4"> Has the Starbucks logo evolved over time?</text:span></text:p>
      <text:p text:style-name="P5"><text:span text:style-name="T3">A3:</text:span><text:span text:style-name="T4"> ------------------------------------</text:span></text:p>
      <text:p text:style-name="P12"><text:span text:style-name="T3">Q4:</text:span><text:span text:style-name="T4"> Can the Starbucks app be considered part of physical evidence in the 7 Ps framework? Justify your answer.</text:span></text:p>
      <text:p text:style-name="P5"><text:span text:style-name="T3">A4:</text:span><text:span text:style-name="T4"> ---------------------------</text:span></text:p>
      <text:p text:style-name="P6"/>
      <text:p text:style-name="P6"/>
      <text:p text:style-name="P3"/>
      <text:p text:style-name="P7"><text:span text:style-name="T3">Questions on Process</text:span></text:p>
      <text:p text:style-name="P12"><text:span text:style-name="T3">Q1:</text:span><text:span text:style-name="T4"> What is the process improvement philosophy that Starbucks adopted a decade ago to improve its productivity? </text:span></text:p>
      <text:p text:style-name="P5"><text:span text:style-name="T3">A1:</text:span><text:span text:style-name="T4"> --------------------------------------------</text:span></text:p>
      <text:p text:style-name="P12"><text:span text:style-name="T3">Q2:</text:span><text:span text:style-name="T4"> What are some of the key metrics that Starbucks uses to measure in-store productivity?</text:span></text:p>
      <text:p text:style-name="P5"><text:span text:style-name="T3">A2:</text:span><text:span text:style-name="T4"> ---------------------------------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 fo:font-weight="bold" style:font-weight-asian="normal" style:font-weight-complex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fo:font-weight="normal" style:font-weight-asian="normal" style:font-weight-complex="normal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fo:color="#1155cc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0-09-25T14:05:00</meta:creation-date>
    <dc:date>2021-07-05T11:36:38.524241704</dc:date>
    <meta:editing-duration>PT10M50S</meta:editing-duration>
    <meta:generator>LibreOffice/6.0.7.3$Linux_X86_64 LibreOffice_project/00m0$Build-3</meta:generator>
    <meta:document-statistic meta:table-count="0" meta:image-count="0" meta:object-count="0" meta:page-count="11" meta:paragraph-count="90" meta:word-count="560" meta:character-count="5312" meta:non-whitespace-character-count="4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